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CUBADORA RODRIGUEZ SA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48177727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VIPOLL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D.I.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2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2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FRANCISCO RODRIGUEZ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3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14:18:5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